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fo:color="#c9211e" loext:opacity="100%" fo:font-size="36pt" style:text-underline-style="solid" style:text-underline-width="auto" style:text-underline-color="font-color" fo:font-weight="bold" officeooo:rsid="000c55f1" officeooo:paragraph-rsid="000c55f1" style:font-size-asian="36pt" style:font-weight-asian="bold" style:font-size-complex="36pt" style:font-weight-complex="bold"/>
    </style:style>
    <style:style style:name="T1" style:family="text">
      <style:text-properties fo:color="#007fa4" loext:opacity="100%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xLights Keyboard Shortcuts</text:p>
      <text:p text:style-name="Text_20_body"/>
      <text:p text:style-name="Text_20_body"/>
      <text:p text:style-name="Text_20_body">The following are the default keyboard presets. These can be changed by the user by editing the keybindings.xml file if desired.</text:p>
      <text:h text:style-name="Heading_20_1" text:outline-level="1"><text:bookmark text:name="general"/>General</text:h>
      <text:list xml:id="list1210888417" text:style-name="L1">
        <text:list-item>
          <text:p text:style-name="P1">F1</text:p>
          <text:list>
            <text:list-item>
              <text:p text:style-name="P1">Brings up a Basic Content Window based on the currently open tab</text:p>
            </text:list-item>
          </text:list>
        </text:list-item>
        <text:list-item>
          <text:p text:style-name="P1">F9</text:p>
          <text:list>
            <text:list-item>
              <text:p text:style-name="P1"><text:a xlink:type="simple" xlink:href="../../../../../xlights/chapters/chapter-two-quick-start-guide/defining-the-show-directory" text:style-name="Internet_20_link" text:visited-style-name="Visited_20_Internet_20_Link"><text:span text:style-name="T1">Select Show Folder</text:span></text:a></text:p>
            </text:list-item>
          </text:list>
        </text:list-item>
        <text:list-item>
          <text:p text:style-name="P1">F10</text:p>
          <text:list>
            <text:list-item>
              <text:p text:style-name="P1">Backup</text:p>
            </text:list-item>
          </text:list>
        </text:list-item>
        <text:list-item>
          <text:p text:style-name="P1">F11</text:p>
          <text:list>
            <text:list-item>
              <text:p text:style-name="P1">Alternate Backup</text:p>
            </text:list-item>
          </text:list>
        </text:list-item>
        <text:list-item>
          <text:p text:style-name="P1">ALT-F4</text:p>
          <text:list>
            <text:list-item>
              <text:p text:style-name="P1">Quit or Close xLights</text:p>
            </text:list-item>
          </text:list>
        </text:list-item>
        <text:list-item>
          <text:p text:style-name="P1">CTRL + c</text:p>
          <text:list>
            <text:list-item>
              <text:p text:style-name="P1">Copy</text:p>
            </text:list-item>
          </text:list>
        </text:list-item>
        <text:list-item>
          <text:p text:style-name="P1">CTRL + o</text:p>
          <text:list>
            <text:list-item>
              <text:p text:style-name="P1">Open Sequence</text:p>
            </text:list-item>
          </text:list>
        </text:list-item>
        <text:list-item>
          <text:p text:style-name="P1">CTRL + n</text:p>
          <text:list>
            <text:list-item>
              <text:p text:style-name="P1">New Sequence</text:p>
            </text:list-item>
          </text:list>
        </text:list-item>
        <text:list-item>
          <text:p text:style-name="P1">CTRL + s</text:p>
          <text:list>
            <text:list-item>
              <text:p text:style-name="P1">Save (for the currently selected tab)</text:p>
            </text:list-item>
          </text:list>
        </text:list-item>
        <text:list-item>
          <text:p text:style-name="P1">CTRL + v</text:p>
          <text:list>
            <text:list-item>
              <text:p text:style-name="P1">Paste</text:p>
            </text:list-item>
          </text:list>
        </text:list-item>
        <text:list-item>
          <text:p text:style-name="P1">CTRL + x</text:p>
          <text:list>
            <text:list-item>
              <text:p text:style-name="P1">Cut</text:p>
            </text:list-item>
          </text:list>
        </text:list-item>
        <text:list-item>
          <text:p text:style-name="P1"><text:soft-page-break/>CTRL + y</text:p>
          <text:list>
            <text:list-item>
              <text:p text:style-name="P1">Redo</text:p>
            </text:list-item>
          </text:list>
        </text:list-item>
        <text:list-item>
          <text:p text:style-name="P1">CTRL + z</text:p>
          <text:list>
            <text:list-item>
              <text:p text:style-name="P1">Undo</text:p>
            </text:list-item>
          </text:list>
        </text:list-item>
        <text:list-item>
          <text:p text:style-name="P1">Esc (Escape)</text:p>
          <text:list>
            <text:list-item>
              <text:p text:style-name="P1">Cancel Render</text:p>
            </text:list-item>
          </text:list>
        </text:list-item>
      </text:list>
      <text:h text:style-name="Heading_20_1" text:outline-level="1"><text:bookmark text:name="layout-tab"/>Layout Tab</text:h>
      <text:list xml:id="list112237153" text:style-name="L2">
        <text:list-item>
          <text:p text:style-name="P2">Arrow Keys </text:p>
          <text:list>
            <text:list-item>
              <text:p text:style-name="P2">Move Model Left, Right, Up, Down</text:p>
            </text:list-item>
          </text:list>
        </text:list-item>
        <text:list-item>
          <text:p text:style-name="P2">CTRL + l (lower case L)</text:p>
          <text:list>
            <text:list-item>
              <text:p text:style-name="P2">Lock Model</text:p>
            </text:list-item>
          </text:list>
        </text:list-item>
        <text:list-item>
          <text:p text:style-name="P2">CTRL + u</text:p>
          <text:list>
            <text:list-item>
              <text:p text:style-name="P2">Unlock Model</text:p>
            </text:list-item>
          </text:list>
        </text:list-item>
        <text:list-item>
          <text:p text:style-name="P2">CTRL + g</text:p>
          <text:list>
            <text:list-item>
              <text:p text:style-name="P2">Creates a new group from the selected models (on Layout Tab)</text:p>
            </text:list-item>
          </text:list>
        </text:list-item>
        <text:list-item>
          <text:p text:style-name="P2">CTRL + a </text:p>
          <text:list>
            <text:list-item>
              <text:p text:style-name="P2">Select All Models</text:p>
            </text:list-item>
          </text:list>
        </text:list-item>
        <text:list-item>
          <text:p text:style-name="P2">Delete</text:p>
          <text:list>
            <text:list-item>
              <text:p text:style-name="P2">Delete highlighted model or 3D object</text:p>
            </text:list-item>
          </text:list>
        </text:list-item>
        <text:list-item>
          <text:p text:style-name="P2">Mouse Wheel Click or Alt + Left Mouse (2D)</text:p>
          <text:list>
            <text:list-item>
              <text:p text:style-name="P2">Pan House View</text:p>
            </text:list-item>
          </text:list>
        </text:list-item>
        <text:list-item>
          <text:p text:style-name="P2">Ctrl + Left Mouse</text:p>
          <text:list>
            <text:list-item>
              <text:p text:style-name="P2">Select Multiple Models</text:p>
            </text:list-item>
          </text:list>
        </text:list-item>
      </text:list>
      <text:h text:style-name="Heading_20_1" text:outline-level="1"><text:bookmark text:name="effects"/>Effects</text:h>
      <text:list xml:id="list2900635558" text:style-name="L3">
        <text:list-item>
          <text:p text:style-name="P3">b (lower case)</text:p>
          <text:list>
            <text:list-item>
              <text:p text:style-name="P3">Insert Bars Effect</text:p>
            </text:list-item>
          </text:list>
        </text:list-item>
        <text:list-item>
          <text:p text:style-name="P3">c (lower case)</text:p>
          <text:list>
            <text:list-item>
              <text:p text:style-name="P3">Insert Curtain Effect</text:p>
            </text:list-item>
          </text:list>
        </text:list-item>
        <text:list-item>
          <text:p text:style-name="P3"><text:soft-page-break/>d (lower case)</text:p>
          <text:list>
            <text:list-item>
              <text:p text:style-name="P3">Insert Ramp Down/Fade (On Effect which goes from from 100% to 0%)</text:p>
            </text:list-item>
          </text:list>
        </text:list-item>
        <text:list-item>
          <text:p text:style-name="P3">f (lower case)</text:p>
          <text:list>
            <text:list-item>
              <text:p text:style-name="P3">Insert Fire Effect</text:p>
            </text:list-item>
          </text:list>
        </text:list-item>
        <text:list-item>
          <text:p text:style-name="P3">F (upper case)</text:p>
          <text:list>
            <text:list-item>
              <text:p text:style-name="P3">Insert Fan Effect</text:p>
            </text:list-item>
          </text:list>
        </text:list-item>
        <text:list-item>
          <text:p text:style-name="P3">g (lower case)</text:p>
          <text:list>
            <text:list-item>
              <text:p text:style-name="P3">Insert Garlands Effect</text:p>
            </text:list-item>
          </text:list>
        </text:list-item>
        <text:list-item>
          <text:p text:style-name="P3">i (lower case - "<text:span text:style-name="Emphasis">I" not "L"</text:span>)</text:p>
          <text:list>
            <text:list-item>
              <text:p text:style-name="P3">Insert Circles Effect</text:p>
            </text:list-item>
          </text:list>
        </text:list-item>
        <text:list-item>
          <text:p text:style-name="P3">m (lower case)</text:p>
          <text:list>
            <text:list-item>
              <text:p text:style-name="P3">Insert Morph Effect</text:p>
            </text:list-item>
          </text:list>
        </text:list-item>
        <text:list-item>
          <text:p text:style-name="P3">n (lower case)</text:p>
          <text:list>
            <text:list-item>
              <text:p text:style-name="P3">Insert Snowflakes Effect</text:p>
            </text:list-item>
          </text:list>
        </text:list-item>
        <text:list-item>
          <text:p text:style-name="P3">o (lower case)</text:p>
          <text:list>
            <text:list-item>
              <text:p text:style-name="P3">Insert On Effect (with constant 100% intensity</text:p>
            </text:list-item>
          </text:list>
        </text:list-item>
        <text:list-item>
          <text:p text:style-name="P3">O (upper case)</text:p>
          <text:list>
            <text:list-item>
              <text:p text:style-name="P3">Insert Off Effect</text:p>
            </text:list-item>
          </text:list>
        </text:list-item>
        <text:list-item>
          <text:p text:style-name="P3">p (lower case)</text:p>
          <text:list>
            <text:list-item>
              <text:p text:style-name="P3">Insert Pinwheel Effect</text:p>
            </text:list-item>
          </text:list>
        </text:list-item>
        <text:list-item>
          <text:p text:style-name="P3">r (lower case)</text:p>
          <text:list>
            <text:list-item>
              <text:p text:style-name="P3">Insert Ripple Effect</text:p>
            </text:list-item>
          </text:list>
        </text:list-item>
        <text:list-item>
          <text:p text:style-name="P3">R (upper case)</text:p>
          <text:list>
            <text:list-item>
              <text:p text:style-name="P3">Insert a Random Effect</text:p>
            </text:list-item>
          </text:list>
        </text:list-item>
        <text:list-item>
          <text:p text:style-name="P3">S (upper case)</text:p>
          <text:list>
            <text:list-item>
              <text:p text:style-name="P3">Insert Spirals Effect</text:p>
            </text:list-item>
          </text:list>
        </text:list-item>
        <text:list-item>
          <text:p text:style-name="P3">u (lower case)</text:p>
          <text:list>
            <text:list-item>
              <text:p text:style-name="P3">Insert Ramp Up (On Effect which goes from 0% to 100%)</text:p>
            </text:list-item>
          </text:list>
        </text:list-item>
        <text:list-item>
          <text:p text:style-name="P3">w (lower case w)</text:p>
          <text:list>
            <text:list-item>
              <text:p text:style-name="P3">Insert Color Wash Effect</text:p>
            </text:list-item>
          </text:list>
        </text:list-item>
        <text:list-item>
          <text:p text:style-name="P3"><text:soft-page-break/>x (lower case)</text:p>
          <text:list>
            <text:list-item>
              <text:p text:style-name="P3">Insert Text Effect</text:p>
            </text:list-item>
          </text:list>
        </text:list-item>
        <text:list-item>
          <text:p text:style-name="P3">y (lower case)</text:p>
          <text:list>
            <text:list-item>
              <text:p text:style-name="P3">Insert Butterfly Effect</text:p>
            </text:list-item>
          </text:list>
        </text:list-item>
      </text:list>
      <text:h text:style-name="Heading_20_1" text:outline-level="1"><text:bookmark text:name="effect-manipulation"/>Effect Manipulation</text:h>
      <text:list xml:id="list2058177405" text:style-name="L4">
        <text:list-item>
          <text:p text:style-name="P4">F5</text:p>
          <text:list>
            <text:list-item>
              <text:p text:style-name="P4">Effect Update</text:p>
            </text:list-item>
          </text:list>
        </text:list-item>
        <text:list-item>
          <text:p text:style-name="P4">CTRL + SHIFT + Right Arrow</text:p>
          <text:list>
            <text:list-item>
              <text:p text:style-name="P4">Expand Effect to Next Timing Mark or End of the Sequence</text:p>
            </text:list-item>
          </text:list>
        </text:list-item>
        <text:list-item>
          <text:p text:style-name="P4">CTRL + SHIFT + Left Arrow</text:p>
          <text:list>
            <text:list-item>
              <text:p text:style-name="P4">Expand Effect to Previous Timing Mark or Start of the Sequence</text:p>
            </text:list-item>
          </text:list>
        </text:list-item>
        <text:list-item>
          <text:p text:style-name="P4">CTRL + l (lower case L)</text:p>
          <text:list>
            <text:list-item>
              <text:p text:style-name="P4">Lock Effect</text:p>
            </text:list-item>
          </text:list>
        </text:list-item>
        <text:list-item>
          <text:p text:style-name="P4">CTRL + u</text:p>
          <text:list>
            <text:list-item>
              <text:p text:style-name="P4">Unlock Effect</text:p>
            </text:list-item>
          </text:list>
        </text:list-item>
      </text:list>
      <text:h text:style-name="Heading_20_1" text:outline-level="1"><text:bookmark text:name="sequence-grid"/>Sequence Grid</text:h>
      <text:list xml:id="list180603197" text:style-name="L5">
        <text:list-item>
          <text:p text:style-name="P5">Space</text:p>
          <text:list>
            <text:list-item>
              <text:p text:style-name="P5">Toggle Play/Stop from currently selected position - will restart from the original selected location on the timeline</text:p>
            </text:list-item>
          </text:list>
        </text:list-item>
        <text:list-item>
          <text:p text:style-name="P5">Pause</text:p>
          <text:list>
            <text:list-item>
              <text:p text:style-name="P5">Pause playback - pressing again will resume from that location</text:p>
            </text:list-item>
          </text:list>
        </text:list-item>
        <text:list-item>
          <text:p text:style-name="P5">Home</text:p>
          <text:list>
            <text:list-item>
              <text:p text:style-name="P5">Go to the start of a sequence on the timeline</text:p>
            </text:list-item>
          </text:list>
        </text:list-item>
        <text:list-item>
          <text:p text:style-name="P5">End</text:p>
          <text:list>
            <text:list-item>
              <text:p text:style-name="P5">Go to the end of a sequence on the timeline</text:p>
            </text:list-item>
          </text:list>
        </text:list-item>
        <text:list-item>
          <text:p text:style-name="P5">CTRL + 0 - 9</text:p>
          <text:list>
            <text:list-item>
              <text:p text:style-name="P5">Jump to Timeline Tag</text:p>
            </text:list-item>
          </text:list>
        </text:list-item>
        <text:list-item>
          <text:p text:style-name="P5">CTRL + SHIFT + 0 - 9</text:p>
          <text:list>
            <text:list-item>
              <text:p text:style-name="P5"><text:soft-page-break/>Jump to 0%-90% through the song in the sequencer</text:p>
            </text:list-item>
          </text:list>
        </text:list-item>
        <text:list-item>
          <text:p text:style-name="P5">+</text:p>
          <text:list>
            <text:list-item>
              <text:p text:style-name="P5">Zoom in</text:p>
            </text:list-item>
          </text:list>
        </text:list-item>
        <text:list-item>
          <text:p text:style-name="P5">-</text:p>
          <text:list>
            <text:list-item>
              <text:p text:style-name="P5">Zoom out</text:p>
            </text:list-item>
          </text:list>
        </text:list-item>
        <text:list-item>
          <text:p text:style-name="P5">CTRL + . (period)</text:p>
          <text:list>
            <text:list-item>
              <text:p text:style-name="P5">Mark Spot</text:p>
            </text:list-item>
          </text:list>
        </text:list-item>
        <text:list-item>
          <text:p text:style-name="P5">CTRL + /</text:p>
          <text:list>
            <text:list-item>
              <text:p text:style-name="P5">Return to Spot</text:p>
            </text:list-item>
          </text:list>
        </text:list-item>
        <text:list-item>
          <text:p text:style-name="P5">CTRL + A (upper case)</text:p>
          <text:list>
            <text:list-item>
              <text:p text:style-name="P5">Insert Layer below</text:p>
            </text:list-item>
          </text:list>
        </text:list-item>
        <text:list-item>
          <text:p text:style-name="P5">CTRL + a (lower case)</text:p>
          <text:list>
            <text:list-item>
              <text:p text:style-name="P5">Select All effects but no timing tracks (on Sequencer Tab)</text:p>
            </text:list-item>
          </text:list>
        </text:list-item>
        <text:list-item>
          <text:p text:style-name="P5">CTRL + ALT +a (lower case)</text:p>
          <text:list>
            <text:list-item>
              <text:p text:style-name="P5">Select All Effects and Timing Tracks (on Sequencer Tab)</text:p>
            </text:list-item>
          </text:list>
        </text:list-item>
        <text:list-item>
          <text:p text:style-name="P5">t (lower case)</text:p>
          <text:list>
            <text:list-item>
              <text:p text:style-name="P5">Add timing mark at currently selected location on timeline</text:p>
            </text:list-item>
          </text:list>
        </text:list-item>
        <text:list-item>
          <text:p text:style-name="P5">s (lower case)</text:p>
          <text:list>
            <text:list-item>
              <text:p text:style-name="P5">Split timing mark at currently selected location on timeline</text:p>
            </text:list-item>
          </text:list>
        </text:list-item>
        <text:list-item>
          <text:p text:style-name="P5">CTRL + I (upper case I)</text:p>
          <text:list>
            <text:list-item>
              <text:p text:style-name="P5">Insert Layer above (on Sequencer Tab)</text:p>
            </text:list-item>
          </text:list>
        </text:list-item>
        <text:list-item>
          <text:p text:style-name="P5">CTRL + X</text:p>
          <text:list>
            <text:list-item>
              <text:p text:style-name="P5">Toggle Element Expand (to show models in group, strands, nodes, etc)</text:p>
            </text:list-item>
          </text:list>
        </text:list-item>
      </text:list>
      <text:h text:style-name="Heading_20_1" text:outline-level="1"><text:bookmark text:name="sequence-toolbar-windows"/>Sequence Toolbar Windows</text:h>
      <text:list xml:id="list619387933" text:style-name="L6">
        <text:list-item>
          <text:p text:style-name="P6">ALT + 1</text:p>
          <text:list>
            <text:list-item>
              <text:p text:style-name="P6">Change Effect Tool Icon Size to Small</text:p>
            </text:list-item>
          </text:list>
        </text:list-item>
        <text:list-item>
          <text:p text:style-name="P6">ALT + 2</text:p>
          <text:list>
            <text:list-item>
              <text:p text:style-name="P6">Change Effect Tool Icon Size to Medium</text:p>
            </text:list-item>
          </text:list>
        </text:list-item>
        <text:list-item>
          <text:p text:style-name="P6">ALT + 3</text:p>
          <text:list>
            <text:list-item>
              <text:p text:style-name="P6"><text:soft-page-break/>Change Effect Tool Icon Size to Large</text:p>
            </text:list-item>
          </text:list>
        </text:list-item>
        <text:list-item>
          <text:p text:style-name="P6">ALT + 4</text:p>
          <text:list>
            <text:list-item>
              <text:p text:style-name="P6">Change Effect Tool Icon Size to Extra Large</text:p>
            </text:list-item>
          </text:list>
        </text:list-item>
        <text:list-item>
          <text:p text:style-name="P6">CTRL + F1</text:p>
          <text:list>
            <text:list-item>
              <text:p text:style-name="P6">Toggle Effect Window On/Off</text:p>
            </text:list-item>
          </text:list>
        </text:list-item>
        <text:list-item>
          <text:p text:style-name="P6">CTRL + F2</text:p>
          <text:list>
            <text:list-item>
              <text:p text:style-name="P6">Toggle Color Selector Window On/Off</text:p>
            </text:list-item>
          </text:list>
        </text:list-item>
        <text:list-item>
          <text:p text:style-name="P6">CTRL + F3</text:p>
          <text:list>
            <text:list-item>
              <text:p text:style-name="P6">Toggle Layer Settings Window On/Off</text:p>
            </text:list-item>
          </text:list>
        </text:list-item>
        <text:list-item>
          <text:p text:style-name="P6">CTRL + F4</text:p>
          <text:list>
            <text:list-item>
              <text:p text:style-name="P6">Togle Layer Blending Window On/Off</text:p>
            </text:list-item>
          </text:list>
        </text:list-item>
        <text:list-item>
          <text:p text:style-name="P6">CTRL + F5</text:p>
          <text:list>
            <text:list-item>
              <text:p text:style-name="P6">Toggle Model Preview Window On/Off</text:p>
            </text:list-item>
          </text:list>
        </text:list-item>
        <text:list-item>
          <text:p text:style-name="P6">CTRL + F6</text:p>
          <text:list>
            <text:list-item>
              <text:p text:style-name="P6">Toggle House Preview Window On/Off</text:p>
            </text:list-item>
          </text:list>
        </text:list-item>
        <text:list-item>
          <text:p text:style-name="P6">CTRL + F7</text:p>
          <text:list>
            <text:list-item>
              <text:p text:style-name="P6">Toggle Display Elements Window On/Off</text:p>
            </text:list-item>
          </text:list>
        </text:list-item>
        <text:list-item>
          <text:p text:style-name="P6">CTRL + F8</text:p>
          <text:list>
            <text:list-item>
              <text:p text:style-name="P6">Toggle Effect Assist Window On/Off</text:p>
            </text:list-item>
          </text:list>
        </text:list-item>
        <text:list-item>
          <text:p text:style-name="P6">CTRL + F9</text:p>
          <text:list>
            <text:list-item>
              <text:p text:style-name="P6">Toggle Effects Window On/Off</text:p>
            </text:list-item>
          </text:list>
        </text:list-item>
        <text:list-item>
          <text:p text:style-name="P6">CTRL + F10</text:p>
          <text:list>
            <text:list-item>
              <text:p text:style-name="P6">Show Effect Presets Window</text:p>
            </text:list-item>
          </text:list>
        </text:list-item>
        <text:list-item>
          <text:p text:style-name="P6">CTRL + F11</text:p>
          <text:list>
            <text:list-item>
              <text:p text:style-name="P6">Select Effects Toggle</text:p>
            </text:list-item>
          </text:list>
        </text:list-item>
        <text:list-item>
          <text:p text:style-name="P6">CTRL + F12</text:p>
          <text:list>
            <text:list-item>
              <text:p text:style-name="P6">Perspectives toggle</text:p>
            </text:list-item>
          </text:list>
        </text:list-item>
        <text:list-item>
          <text:p text:style-name="P6">CTRL + ALT+ F8</text:p>
          <text:list>
            <text:list-item>
              <text:p text:style-name="P6">Jukebox toggl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3:47:12.083000000</meta:creation-date>
    <dc:date>2021-05-11T13:48:14.007000000</dc:date>
    <meta:editing-duration>PT1M2S</meta:editing-duration>
    <meta:editing-cycles>1</meta:editing-cycles>
    <meta:document-statistic meta:table-count="0" meta:image-count="0" meta:object-count="0" meta:page-count="6" meta:paragraph-count="168" meta:word-count="841" meta:character-count="3661" meta:non-whitespace-character-count="3146"/>
    <meta:generator>LibreOffice/7.0.4.2$Windows_X86_64 LibreOffice_project/dcf040e67528d9187c66b2379df5ea4407429775</meta:generator>
  </office:meta>
</office:document-meta>
</file>